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1" fo:font-size="18pt" style:font-size-asian="18pt" style:font-size-complex="18pt"/>
    </style:style>
    <style:style style:name="P2" style:family="paragraph" style:parent-style-name="Heading_20_2">
      <style:text-properties style:font-name="Arial1" fo:font-size="16pt" fo:font-weight="bold" officeooo:rsid="000e3801" officeooo:paragraph-rsid="000e3801" style:font-size-asian="16pt" style:font-size-complex="16pt"/>
    </style:style>
    <style:style style:name="P3" style:family="paragraph" style:parent-style-name="Heading_20_3">
      <style:text-properties style:font-name="Arial1"/>
    </style:style>
    <style:style style:name="P4" style:family="paragraph" style:parent-style-name="Text_20_body" style:list-style-name="L1">
      <style:text-properties style:font-name="Arial1" officeooo:rsid="000e3801" officeooo:paragraph-rsid="000e3801"/>
    </style:style>
    <style:style style:name="P5" style:family="paragraph" style:parent-style-name="Text_20_body">
      <style:text-properties style:font-name="Arial1"/>
    </style:style>
    <style:style style:name="P6" style:family="paragraph" style:parent-style-name="Horizontal_20_Line">
      <style:text-properties style:font-name="Arial1"/>
    </style:style>
    <style:style style:name="P7" style:family="paragraph" style:parent-style-name="Heading_20_4">
      <style:text-properties style:font-name="Arial1"/>
    </style:style>
    <style:style style:name="P8" style:family="paragraph" style:parent-style-name="Text_20_body" style:list-style-name="L2">
      <style:text-properties style:font-name="Arial1"/>
    </style:style>
    <style:style style:name="P9" style:family="paragraph" style:parent-style-name="Text_20_body" style:list-style-name="L2"/>
    <style:style style:name="P10" style:family="paragraph" style:parent-style-name="Text_20_body" style:list-style-name="L3">
      <style:text-properties style:font-name="Arial1"/>
    </style:style>
    <style:style style:name="P11" style:family="paragraph" style:parent-style-name="Text_20_body">
      <style:text-properties style:font-name="Arial1" fo:font-weight="bold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style:font-name="Arial1"/>
    </style:style>
    <style:style style:name="P14" style:family="paragraph" style:parent-style-name="Text_20_body" style:list-style-name="L5">
      <style:text-properties style:font-name="Arial1"/>
    </style:style>
    <style:style style:name="P15" style:family="paragraph" style:parent-style-name="Text_20_body" style:list-style-name="L6"/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8">
      <style:text-properties style:font-name="Arial1"/>
    </style:style>
    <style:style style:name="P21" style:family="paragraph" style:parent-style-name="Text_20_body" style:list-style-name="L9">
      <style:text-properties style:font-name="Arial1"/>
    </style:style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Standard">
      <style:text-properties style:font-name="Arial1"/>
    </style:style>
    <style:style style:name="T1" style:family="text">
      <style:text-properties fo:font-weight="bold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pport de Projet - Développement d’un Moteur de Jeu 2D avec LibGDX</text:h>
      <text:h text:style-name="P2" text:outline-level="2">DungeonEngine</text:h>
      <text:h text:style-name="P3" text:outline-level="3">Équipe et Contributions</text:h>
      <text:list text:style-name="L1">
        <text:list-item>
          <text:p text:style-name="P4">Diers Kylian : Tout</text:p>
        </text:list-item>
      </text:list>
      <text:h text:style-name="P3" text:outline-level="3">Section 1. Introduction</text:h>
      <text:p text:style-name="P5">Ce projet s'inscrit dans le cadre de l'unité d'enseignement de Programmation Orientée Objet (L3). L'objectif n'était pas seulement de créer un jeu vidéo, mais de concevoir un <text:span text:style-name="T1">moteur de jeu 2D "Data-Driven"</text:span> (piloté par les données).</text:p>
      <text:p text:style-name="P5">Le contexte choisi est celui d'un <text:span text:style-name="T1">Action-Roguelite</text:span> (Dungeon Crawler). Le joueur explore des donjons générés dynamiquement, combat des monstres et progresse dans des niveaux de difficulté croissante.</text:p>
      <text:p text:style-name="P5">La problématique centrale de notre développement a été l'extensibilité : <text:span text:style-name="T1">comment permettre à un game designer d'ajouter du contenu (nouveaux monstres, équilibrage des statistiques, création de niveaux) sans jamais avoir à modifier une seule ligne de code Java ?</text:span> Pour répondre à cet objectif, nous avons couplé la librairie <text:span text:style-name="T1">LibGDX</text:span> à l'éditeur de niveaux <text:span text:style-name="T1">Tiled</text:span> et à des fichiers de configuration <text:span text:style-name="T1">JSON</text:span>, en structurant notre code autour de principes de conception solides (MVC, Design Patterns).</text:p>
      <text:p text:style-name="P6"/>
      <text:h text:style-name="P3" text:outline-level="3">Section 2. Présentation du projet</text:h>
      <text:h text:style-name="P7" text:outline-level="4">Technologies et Outils Utilisés</text:h>
      <text:list text:style-name="L2">
        <text:list-item>
          <text:p text:style-name="P8"><text:span text:style-name="T1">Java &amp; LibGDX</text:span> : Framework principal pour la gestion du cycle de vie du jeu, le rendu graphique (OpenGL) et les entrées.</text:p>
        </text:list-item>
        <text:list-item>
          <text:p text:style-name="P8"><text:span text:style-name="T1">Tiled Map Editor</text:span> : Utilisé pour deux fonctions distinctes :</text:p>
          <text:list>
            <text:list-item>
              <text:p text:style-name="P8">Création de "Chunks" (salles préfabriquées) pour la génération procédurale.</text:p>
            </text:list-item>
            <text:list-item>
              <text:p text:style-name="P8">Placement des entités et configuration de leurs propriétés (type, destination des portails).</text:p>
            </text:list-item>
          </text:list>
        </text:list-item>
        <text:list-item>
          <text:p text:style-name="P9"><text:span text:style-name="T2">JSON (via </text:span><text:span text:style-name="Source_20_Text"><text:span text:style-name="T2">com.badlogic.gdx.utils.JsonReader</text:span></text:span><text:span text:style-name="T2">)</text:span><text:span text:style-name="T3"> : Pour externaliser les statistiques des entités (points de vie, vitesse, texture, comportement).</text:span></text:p>
        </text:list-item>
        <text:list-item>
          <text:p text:style-name="P8"><text:span text:style-name="T1">Gradle</text:span> : Gestionnaire de dépendances et système de build.</text:p>
        </text:list-item>
        <text:list-item>
          <text:p text:style-name="P8"><text:span text:style-name="T1">Git/GitHub</text:span> : Gestion de versions collaborative.</text:p>
        </text:list-item>
      </text:list>
      <text:h text:style-name="P7" text:outline-level="4">Fonctionnalités implémentées</text:h>
      <text:list text:style-name="L3">
        <text:list-item>
          <text:p text:style-name="P10"><text:span text:style-name="T1">Moteur de Jeu Data-Driven</text:span> : Chargement dynamique des entités et de leurs textures basé sur la configuration externe.</text:p>
        </text:list-item>
        <text:list-item>
          <text:p text:style-name="P10"><text:soft-page-break/><text:span text:style-name="T1">Génération Procédurale de Donjon</text:span> : Assemblage aléatoire de salles préconçues (Start, Rooms, End) pour créer des niveaux infinis.</text:p>
        </text:list-item>
        <text:list-item>
          <text:p text:style-name="P10"><text:span text:style-name="T1">Système de Combat Temps Réel</text:span> : Gestion des attaques à l'épée, cooldowns, hitboxes et invulnérabilité temporaire.</text:p>
        </text:list-item>
        <text:list-item>
          <text:p text:style-name="P10"><text:span text:style-name="T1">IA Modulaire</text:span> : Différents comportements d'ennemis (Poursuite, Statique) interchangeables à chaud.</text:p>
        </text:list-item>
        <text:list-item>
          <text:p text:style-name="P10"><text:span text:style-name="T1">Système de Score et Progression</text:span> : Augmentation de la difficulté et du score au fil des niveaux.</text:p>
        </text:list-item>
      </text:list>
      <text:h text:style-name="P7" text:outline-level="4">Configuration et Ajout de Contenu avec Tiled</text:h>
      <text:p text:style-name="Text_20_body"><text:span text:style-name="T3">L'ajout de contenu repose sur le lien entre la propriété </text:span><text:span text:style-name="Source_20_Text"><text:span text:style-name="T3">type</text:span></text:span><text:span text:style-name="T3"> d'un objet Tiled et le fichier </text:span><text:span text:style-name="Source_20_Text"><text:span text:style-name="T3">data/entities.json</text:span></text:span><text:span text:style-name="T3">.</text:span></text:p>
      <text:p text:style-name="P11">Processus pour ajouter un nouveau monstre :</text:p>
      <text:list text:style-name="L4">
        <text:list-item>
          <text:p text:style-name="P12"><text:span text:style-name="T2">Dans </text:span><text:span text:style-name="Source_20_Text"><text:span text:style-name="T2">entities.json</text:span></text:span><text:span text:style-name="T3"> : On déclare une nouvelle entrée (ex: "goblin") avec ses stats (HP, vitesse) et son comportement (ex: "chase").</text:span></text:p>
        </text:list-item>
        <text:list-item>
          <text:p text:style-name="P13"><text:span text:style-name="T1">Dans Tiled</text:span> : Sur le calque "entities", on place un objet "Rectangle".</text:p>
        </text:list-item>
        <text:list-item>
          <text:p text:style-name="P12"><text:span text:style-name="T2">Configuration</text:span><text:span text:style-name="T3"> : On ajoute une propriété personnalisée nommée </text:span><text:span text:style-name="Source_20_Text"><text:span text:style-name="T3">type</text:span></text:span><text:span text:style-name="T3"> avec la valeur "goblin".</text:span></text:p>
        </text:list-item>
        <text:list-item>
          <text:p text:style-name="P12"><text:span text:style-name="T2">Exécution</text:span><text:span text:style-name="T3"> : Au chargement, la classe </text:span><text:span text:style-name="Source_20_Text"><text:span text:style-name="T3">EntityFactory</text:span></text:span><text:span text:style-name="T3"> détecte le type, charge les stats du JSON, associe la texture et instancie le monstre automatiquement sans recompilation.</text:span></text:p>
        </text:list-item>
      </text:list>
      <text:p text:style-name="Text_20_body"><text:span text:style-name="T3">Les cartes sont gérées comme des "prefabs". Le </text:span><text:span text:style-name="Source_20_Text"><text:span text:style-name="T3">DungeonGenerator</text:span></text:span><text:span text:style-name="T3"> lit ces fichiers </text:span><text:span text:style-name="Source_20_Text"><text:span text:style-name="T3">.tmx</text:span></text:span><text:span text:style-name="T3">, copie les tuiles et les objets, et les colle dans une "Master Map" unique en mémoire pour créer le niveau final.</text:span></text:p>
      <text:h text:style-name="P7" text:outline-level="4">Compilation et exécution</text:h>
      <text:p text:style-name="P11">Prérequis :</text:p>
      <text:list text:style-name="L5">
        <text:list-item>
          <text:p text:style-name="P14">JDK 11 ou supérieur.</text:p>
        </text:list-item>
        <text:list-item>
          <text:p text:style-name="P14">Aucune installation locale de Gradle n'est requise (le wrapper est fourni).</text:p>
        </text:list-item>
      </text:list>
      <text:p text:style-name="P5"><text:span text:style-name="T1">Étapes de Compilation &amp; Lancement :</text:span> Nous avons fourni des scripts d'automatisation à la racine du projet.</text:p>
      <text:list text:style-name="L6">
        <text:list-item>
          <text:p text:style-name="P15"><text:span text:style-name="T2">Windows</text:span><text:span text:style-name="T3"> : Double-cliquer sur </text:span><text:span text:style-name="Source_20_Text"><text:span text:style-name="T3">run.bat</text:span></text:span><text:span text:style-name="T3">.</text:span></text:p>
        </text:list-item>
        <text:list-item>
          <text:p text:style-name="P15"><text:span text:style-name="T2">Linux/Mac</text:span><text:span text:style-name="T3"> : Exécuter </text:span><text:span text:style-name="Source_20_Text"><text:span text:style-name="T3">./run.sh</text:span></text:span><text:span text:style-name="T3"> dans un terminal.</text:span></text:p>
        </text:list-item>
      </text:list>
      <text:p text:style-name="P5">Alternativement, via la ligne de commande :</text:p>
      <text:p text:style-name="P16">Bash</text:p>
      <text:p text:style-name="Preformatted_20_Text"><text:span text:style-name="Source_20_Text"><text:span text:style-name="T3">./gradlew clean build <text:s text:c="3"/># Compilation</text:span></text:span></text:p>
      <text:p text:style-name="P17"><text:span text:style-name="Source_20_Text"><text:span text:style-name="T3">./gradlew desktop:run <text:s text:c="3"/># Exécution</text:span></text:span></text:p>
      <text:p text:style-name="P5"><text:span text:style-name="T1">Lien du dépôt GitHub :</text:span> [INSÉRER VOTRE LIEN ICI]</text:p>
      <text:p text:style-name="P6"><text:soft-page-break/></text:p>
      <text:h text:style-name="P3" text:outline-level="3">Section 3. Présentation technique du projet et contributions</text:h>
      <text:h text:style-name="P7" text:outline-level="4">Architecture Générale du moteur de jeu</text:h>
      <text:p text:style-name="P5">Nous avons adopté une architecture stricte pour garantir la maintenabilité, inspirée du pattern <text:span text:style-name="T1">MVC (Modèle-Vue-Contrôleur)</text:span>.</text:p>
      <text:list text:style-name="L7">
        <text:list-item>
          <text:p text:style-name="P18"><text:span text:style-name="T2">Modèle (</text:span><text:span text:style-name="Source_20_Text"><text:span text:style-name="T2">io.github.rpg.model</text:span></text:span><text:span text:style-name="T2">)</text:span><text:span text:style-name="T3"> : Contient toute la logique métier et les données.</text:span></text:p>
          <text:list>
            <text:list-item>
              <text:p text:style-name="P18"><text:span text:style-name="T3">Les classes comme </text:span><text:span text:style-name="Source_20_Text"><text:span text:style-name="T3">Entity</text:span></text:span><text:span text:style-name="T3">, </text:span><text:span text:style-name="Source_20_Text"><text:span text:style-name="T3">Player</text:span></text:span><text:span text:style-name="T3"> ou </text:span><text:span text:style-name="Source_20_Text"><text:span text:style-name="T3">Monster</text:span></text:span><text:span text:style-name="T3"> ne contiennent </text:span><text:span text:style-name="T2">aucun code de rendu graphique</text:span><text:span text:style-name="T3">. Elles gèrent les positions, les collisions et les points de vie.</text:span></text:p>
            </text:list-item>
          </text:list>
        </text:list-item>
        <text:list-item>
          <text:p text:style-name="P18"><text:span text:style-name="T2">Vue (</text:span><text:span text:style-name="Source_20_Text"><text:span text:style-name="T2">io.github.rpg.view</text:span></text:span><text:span text:style-name="T2">)</text:span><text:span text:style-name="T3"> : Responsable uniquement de l'affichage.</text:span></text:p>
          <text:list>
            <text:list-item>
              <text:p text:style-name="P18"><text:span text:style-name="Source_20_Text"><text:span text:style-name="T3">EntityRenderer</text:span></text:span><text:span text:style-name="T3"> récupère l'état du modèle et dessine la bonne frame d'animation. Elle gère aussi les effets visuels (ex: clignotement rouge lors des dégâts).</text:span></text:p>
            </text:list-item>
          </text:list>
        </text:list-item>
        <text:list-item>
          <text:p text:style-name="P18"><text:span text:style-name="T2">Usine (</text:span><text:span text:style-name="Source_20_Text"><text:span text:style-name="T2">io.github.rpg.factory</text:span></text:span><text:span text:style-name="T2">)</text:span><text:span text:style-name="T3"> : Fait le lien entre les données brutes (Tiled/JSON) et le Modèle.</text:span></text:p>
        </text:list-item>
      </text:list>
      <text:p text:style-name="Text_20_body"><text:span text:style-name="T2">Diagramme de Classes Simplifié (Description) :</text:span><text:span text:style-name="T3"> La classe abstraite </text:span><text:span text:style-name="Source_20_Text"><text:span text:style-name="T3">Entity</text:span></text:span><text:span text:style-name="T3"> est la base. </text:span><text:span text:style-name="Source_20_Text"><text:span text:style-name="T3">Player</text:span></text:span><text:span text:style-name="T3"> et </text:span><text:span text:style-name="Source_20_Text"><text:span text:style-name="T3">Monster</text:span></text:span><text:span text:style-name="T3"> en héritent. </text:span><text:span text:style-name="Source_20_Text"><text:span text:style-name="T3">Monster</text:span></text:span><text:span text:style-name="T3"> possède une référence vers une interface </text:span><text:span text:style-name="Source_20_Text"><text:span text:style-name="T3">EnemyBehavior</text:span></text:span><text:span text:style-name="T3"> (Composition), permettant de changer son IA dynamiquement (Pattern Strategy).</text:span></text:p>
      <text:h text:style-name="P7" text:outline-level="4">Utiliser et étendre la librairie du moteur de jeu</text:h>
      <text:p text:style-name="P5">Le moteur a été conçu pour respecter le principe <text:span text:style-name="T1">Open/Closed</text:span> (Ouvert à l'extension, fermé à la modification).</text:p>
      <text:p text:style-name="P11">Pour ajouter un nouveau comportement d'IA (ex: "Tirer à distance") :</text:p>
      <text:list text:style-name="L8">
        <text:list-item>
          <text:p text:style-name="P19"><text:span text:style-name="T3">Créer une classe implémentant l'interface </text:span><text:span text:style-name="Source_20_Text"><text:span text:style-name="T3">EnemyBehavior</text:span></text:span><text:span text:style-name="T3">.</text:span></text:p>
        </text:list-item>
        <text:list-item>
          <text:p text:style-name="P19"><text:span text:style-name="T3">Implémenter la méthode </text:span><text:span text:style-name="Source_20_Text"><text:span text:style-name="T3">act(...)</text:span></text:span><text:span text:style-name="T3">.</text:span></text:p>
        </text:list-item>
        <text:list-item>
          <text:p text:style-name="P19"><text:span text:style-name="T3">Enregistrer ce nouveau comportement dans le </text:span><text:span text:style-name="Source_20_Text"><text:span text:style-name="T3">switch</text:span></text:span><text:span text:style-name="T3"> du </text:span><text:span text:style-name="Source_20_Text"><text:span text:style-name="T3">EntityFactory</text:span></text:span><text:span text:style-name="T3">.</text:span></text:p>
        </text:list-item>
        <text:list-item>
          <text:p text:style-name="P20">C'est tout. N'importe quel monstre peut désormais utiliser ce comportement en changeant simplement une ligne dans le JSON.</text:p>
        </text:list-item>
      </text:list>
      <text:p text:style-name="Text_20_body"><text:span text:style-name="T2">Pour ajouter un nouveau type d'arme :</text:span><text:span text:style-name="T3"> Il suffit d'implémenter l'interface </text:span><text:span text:style-name="Source_20_Text"><text:span text:style-name="T3">Weapon</text:span></text:span><text:span text:style-name="T3"> et de définir sa logique d'attaque et son rendu via </text:span><text:span text:style-name="Source_20_Text"><text:span text:style-name="T3">WeaponRenderer</text:span></text:span><text:span text:style-name="T3">.</text:span></text:p>
      <text:h text:style-name="Heading_20_4" text:outline-level="4"><text:span text:style-name="T3"/></text:h>
      <text:p text:style-name="P6"/>
      <text:h text:style-name="P3" text:outline-level="3">Section 4. Conclusion et Perspectives</text:h>
      <text:p text:style-name="P5">Ce projet nous a permis de comprendre l'importance d'une architecture logicielle découplée. En séparant les données (JSON/Tiled) du code (Java), nous avons créé un <text:soft-page-break/>moteur flexible capable de supporter des itérations rapides de gameplay. Le principal défi a été la gestion des coordonnées entre l'affichage (rendu graphique) et la logique (collisions physiques), ainsi que la mise en place d'une génération procédurale cohérente.</text:p>
      <text:p text:style-name="P11">Perspectives d'amélioration :</text:p>
      <text:list text:style-name="L9">
        <text:list-item>
          <text:p text:style-name="P21">Implémenter un système d'inventaire et de butin (Loot).</text:p>
        </text:list-item>
        <text:list-item>
          <text:p text:style-name="P21">Ajouter un éditeur de particules pour les effets visuels.</text:p>
        </text:list-item>
        <text:list-item>
          <text:p text:style-name="P22"><text:span text:style-name="T3">Étendre le </text:span><text:span text:style-name="Source_20_Text"><text:span text:style-name="T3">EnemyBehavior</text:span></text:span><text:span text:style-name="T3"> pour supporter des machines à états finis (ex: patrouiller puis chasser si le joueur est vu).</text:span></text:p>
        </text:list-item>
      </text:list>
      <text:h text:style-name="P3" text:outline-level="3">Annexes</text:h>
      <text:list text:style-name="L10">
        <text:list-item>
          <text:p text:style-name="P23"><text:span text:style-name="T3">Documentation LibGDX : </text:span><text:a xlink:type="simple" xlink:href="https://libgdx.com/wiki/" office:target-frame-name="_blank" xlink:show="new" text:style-name="Internet_20_link" text:visited-style-name="Visited_20_Internet_20_Link"><text:span text:style-name="T3">https://libgdx.com/wiki/</text:span></text:a></text:p>
        </text:list-item>
        <text:list-item>
          <text:p text:style-name="P23"><text:span text:style-name="T3">Documentation Tiled Map Editor : </text:span><text:a xlink:type="simple" xlink:href="https://doc.mapeditor.org/" office:target-frame-name="_blank" xlink:show="new" text:style-name="Internet_20_link" text:visited-style-name="Visited_20_Internet_20_Link"><text:span text:style-name="T3">https://doc.mapeditor.org/</text:span></text:a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0T13:28:11.888760500</meta:creation-date>
    <dc:date>2025-12-30T15:00:33.190997100</dc:date>
    <meta:editing-duration>PT1H21M56S</meta:editing-duration>
    <meta:editing-cycles>1</meta:editing-cycles>
    <meta:document-statistic meta:table-count="0" meta:image-count="0" meta:object-count="0" meta:page-count="4" meta:paragraph-count="69" meta:word-count="940" meta:character-count="6206" meta:non-whitespace-character-count="5364"/>
    <meta:generator>LibreOffice/25.2.7.2$Windows_X86_64 LibreOffice_project/5cbfd1ab6520636bb5f7b99185aa69bd7456825d</meta:generator>
  </office:meta>
</office:document-meta>
</file>